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50000003E3D575B4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Avant Garde Gothic" svg:font-family="'Avant Garde Gothic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vant Garde Gothic1" svg:font-family="'Avant Garde Gothic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3.874cm" style:rel-column-width="13362*"/>
    </style:style>
    <style:style style:name="Tabela10.B" style:family="table-column">
      <style:table-column-properties style:column-width="15.127cm" style:rel-column-width="52173*"/>
    </style:style>
    <style:style style:name="Tabela10.A1" style:family="table-cell">
      <style:table-cell-properties fo:background-color="#e6e6e6" fo:padding="0.097cm" fo:border="none">
        <style:background-image/>
      </style:table-cell-properties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1.54cm" style:rel-column-width="5311*"/>
    </style:style>
    <style:style style:name="Tabela15.B" style:family="table-column">
      <style:table-column-properties style:column-width="2.84cm" style:rel-column-width="9793*"/>
    </style:style>
    <style:style style:name="Tabela15.C" style:family="table-column">
      <style:table-column-properties style:column-width="14.621cm" style:rel-column-width="50431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C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.3" style:family="table-row">
      <style:table-row-properties style:min-row-height="0.506cm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3.935cm" style:rel-column-width="13574*"/>
    </style:style>
    <style:style style:name="Tabela7.B" style:family="table-column">
      <style:table-column-properties style:column-width="15.065cm" style:rel-column-width="51961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style:font-name="Avant Garde Gothic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vant Garde Gothic1" fo:font-size="10pt" fo:font-weight="normal" officeooo:rsid="0028387e" officeooo:paragraph-rsid="0028387e" style:font-size-asian="10pt" style:font-weight-asian="normal" style:font-size-complex="10pt" style:font-weight-complex="normal"/>
    </style:style>
    <style:style style:name="P5" style:family="paragraph" style:parent-style-name="Table_20_Contents">
      <style:text-properties style:font-name="Avant Garde Gothic1" fo:font-size="10pt" fo:font-weight="normal" officeooo:rsid="00290c9b" officeooo:paragraph-rsid="00290c9b" style:font-size-asian="10pt" style:font-weight-asian="normal" style:font-size-complex="10pt" style:font-weight-complex="normal"/>
    </style:style>
    <style:style style:name="P6" style:family="paragraph" style:parent-style-name="Table_20_Contents">
      <style:text-properties style:font-name="Avant Garde Gothic1" fo:font-size="10pt" fo:font-weight="normal" officeooo:rsid="0028adaa" officeooo:paragraph-rsid="001df528" style:font-size-asian="10pt" style:font-weight-asian="normal" style:font-size-complex="10pt" style:font-weight-complex="normal"/>
    </style:style>
    <style:style style:name="P7" style:family="paragraph" style:parent-style-name="Table_20_Contents">
      <style:text-properties style:font-name="Avant Garde Gothic1" fo:font-size="9pt" fo:font-weight="bold" style:font-size-asian="9pt" style:font-weight-asian="bold" style:font-size-complex="9pt" style:font-weight-complex="bold"/>
    </style:style>
    <style:style style:name="P8" style:family="paragraph" style:parent-style-name="Table_20_Contents">
      <style:text-properties style:font-name="Avant Garde Gothic1" fo:font-size="9pt" style:font-size-asian="9pt" style:font-size-complex="9pt"/>
    </style:style>
    <style:style style:name="P9" style:family="paragraph" style:parent-style-name="Table_20_Contents">
      <style:text-properties style:font-name="Avant Garde Gothic1" fo:font-size="12pt" fo:background-color="#e6e6e6" style:font-size-asian="12pt" style:font-size-complex="12pt"/>
    </style:style>
    <style:style style:name="P10" style:family="paragraph" style:parent-style-name="Table_20_Contents">
      <style:text-properties style:font-name="Avant Garde Gothic1" fo:font-size="12pt" officeooo:rsid="001e42d3" officeooo:paragraph-rsid="001e42d3" fo:background-color="#e6e6e6" style:font-size-asian="12pt" style:font-size-complex="12pt"/>
    </style:style>
    <style:style style:name="P11" style:family="paragraph" style:parent-style-name="Table_20_Contents">
      <style:paragraph-properties fo:text-align="end" style:justify-single-word="false"/>
      <style:text-properties style:font-name="Avant Garde Gothic1" fo:font-size="12pt" fo:font-weight="bold" fo:background-color="#e6e6e6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vant Garde Gothic1" fo:font-size="12pt" fo:font-weight="bold" officeooo:rsid="00290c9b" officeooo:paragraph-rsid="00290c9b" fo:background-color="#e6e6e6" style:font-size-asian="12pt" style:font-weight-asian="bold" style:font-size-complex="12pt" style:font-weight-complex="bold"/>
    </style:style>
    <style:style style:name="P13" style:family="paragraph" style:parent-style-name="Table_20_Contents">
      <style:text-properties style:font-name="Avant Garde Gothic1" fo:font-size="12pt" fo:font-weight="bold" officeooo:paragraph-rsid="0015ae77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Avant Garde Gothic1" fo:font-size="12pt" fo:font-weight="bold" officeooo:paragraph-rsid="00182eeb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Avant Garde Gothic1" fo:font-size="12pt" fo:font-weight="bold" officeooo:rsid="001a6c8c" officeooo:paragraph-rsid="0026da17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Avant Garde Gothic1" fo:font-size="12pt" fo:font-weight="bold" officeooo:rsid="001a6c8c" officeooo:paragraph-rsid="001df528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Avant Garde Gothic1" fo:font-size="12pt" fo:font-weight="bold" officeooo:paragraph-rsid="001c62e4" style:font-size-asian="12pt" style:font-size-complex="12pt"/>
    </style:style>
    <style:style style:name="P18" style:family="paragraph" style:parent-style-name="Table_20_Contents">
      <style:text-properties style:font-name="Avant Garde Gothic1" fo:font-size="12pt" officeooo:paragraph-rsid="0015ae77" style:font-size-asian="12pt" style:font-size-complex="12pt"/>
    </style:style>
    <style:style style:name="P19" style:family="paragraph" style:parent-style-name="Table_20_Contents">
      <style:text-properties style:font-name="Avant Garde Gothic1" fo:font-size="12pt" officeooo:paragraph-rsid="00182eeb" style:font-size-asian="12pt" style:font-size-complex="12pt"/>
    </style:style>
    <style:style style:name="P20" style:family="paragraph" style:parent-style-name="Table_20_Contents">
      <style:text-properties style:font-name="Avant Garde Gothic1" fo:font-size="12pt" officeooo:rsid="001a6c8c" officeooo:paragraph-rsid="001a6c8c" style:font-size-asian="12pt" style:font-size-complex="12pt"/>
    </style:style>
    <style:style style:name="P21" style:family="paragraph" style:parent-style-name="Table_20_Contents">
      <style:text-properties style:font-name="Avant Garde Gothic1" fo:font-size="12pt" officeooo:rsid="001a6c8c" officeooo:paragraph-rsid="001df528" style:font-size-asian="12pt" style:font-size-complex="12pt"/>
    </style:style>
    <style:style style:name="P22" style:family="paragraph" style:parent-style-name="Table_20_Contents">
      <style:text-properties style:font-name="Avant Garde Gothic1" fo:font-size="12pt" officeooo:paragraph-rsid="001a6c8c" style:font-size-asian="12pt" style:font-size-complex="12pt"/>
    </style:style>
    <style:style style:name="P23" style:family="paragraph" style:parent-style-name="Table_20_Contents">
      <style:text-properties style:font-name="Avant Garde Gothic1" fo:font-size="12pt" fo:font-weight="normal" officeooo:paragraph-rsid="0015ae77" style:font-size-asian="12pt" style:font-weight-asian="normal" style:font-size-complex="12pt" style:font-weight-complex="normal"/>
    </style:style>
    <style:style style:name="P24" style:family="paragraph" style:parent-style-name="Table_20_Contents">
      <style:text-properties style:font-name="Avant Garde Gothic1" fo:font-size="12pt" fo:font-weight="normal" officeooo:rsid="00235418" officeooo:paragraph-rsid="0028387e" fo:background-color="#ffffff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style:font-name="Avant Garde Gothic1" fo:font-size="12pt" fo:font-weight="normal" officeooo:rsid="00235418" officeooo:paragraph-rsid="002be084" fo:background-color="#ffffff" style:font-size-asian="12pt" style:font-weight-asian="normal" style:font-size-complex="12pt" style:font-weight-complex="normal"/>
    </style:style>
    <style:style style:name="P26" style:family="paragraph" style:parent-style-name="Table_20_Contents">
      <style:text-properties style:font-name="Avant Garde Gothic1" fo:font-size="12pt" fo:font-weight="normal" officeooo:rsid="00235418" officeooo:paragraph-rsid="00290c9b" fo:background-color="#ffffff" style:font-size-asian="12pt" style:font-weight-asian="normal" style:font-size-complex="12pt" style:font-weight-complex="normal"/>
    </style:style>
    <style:style style:name="P27" style:family="paragraph" style:parent-style-name="Table_20_Contents">
      <style:text-properties style:font-name="Avant Garde Gothic1" fo:font-size="12pt" fo:font-weight="normal" officeooo:rsid="00235418" officeooo:paragraph-rsid="0028f465" fo:background-color="#ffffff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Avant Garde Gothic1" fo:font-size="12pt" fo:font-weight="normal" officeooo:rsid="00235418" officeooo:paragraph-rsid="002cd735" fo:background-color="#ffffff" style:font-size-asian="12pt" style:font-weight-asian="normal" style:font-size-complex="12pt" style:font-weight-complex="normal"/>
    </style:style>
    <style:style style:name="P29" style:family="paragraph" style:parent-style-name="Table_20_Contents">
      <style:text-properties style:font-name="Avant Garde Gothic1" fo:font-size="12pt" fo:font-weight="normal" officeooo:rsid="00235418" officeooo:paragraph-rsid="003b2e57" fo:background-color="#ffffff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style:font-name="Avant Garde Gothic1" fo:font-size="14pt" fo:font-weight="bold" officeooo:rsid="0028387e" officeooo:paragraph-rsid="0028387e" fo:background-color="#ffffff" style:font-size-asian="14pt" style:font-weight-asian="bold" style:font-size-complex="14pt" style:font-weight-complex="bold"/>
    </style:style>
    <style:style style:name="P31" style:family="paragraph" style:parent-style-name="Table_20_Contents">
      <style:text-properties style:font-name="Courier 10 Pitch" fo:font-size="10pt" officeooo:paragraph-rsid="00182eeb" style:font-size-asian="10pt" style:font-size-complex="10pt"/>
    </style:style>
    <style:style style:name="P32" style:family="paragraph" style:parent-style-name="Table_20_Contents">
      <style:text-properties style:font-name="Courier 10 Pitch" fo:font-size="10pt" officeooo:paragraph-rsid="0015ae77" style:font-size-asian="10pt" style:font-size-complex="10pt"/>
    </style:style>
    <style:style style:name="P33" style:family="paragraph" style:parent-style-name="Table_20_Contents">
      <style:text-properties style:font-name="Courier 10 Pitch" fo:font-size="10pt" fo:font-weight="normal" officeooo:rsid="001df528" officeooo:paragraph-rsid="001df528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Courier 10 Pitch" fo:font-size="10pt" fo:font-weight="normal" officeooo:rsid="0026da17" officeooo:paragraph-rsid="0026da17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Courier 10 Pitch" fo:font-size="10pt" fo:font-weight="normal" officeooo:rsid="0028387e" officeooo:paragraph-rsid="0028387e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style:font-name="Courier 10 Pitch" fo:font-size="10pt" fo:font-weight="normal" officeooo:rsid="0028f465" officeooo:paragraph-rsid="0028f465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style:font-name="Courier 10 Pitch" fo:font-size="10pt" fo:font-weight="normal" officeooo:rsid="00290c9b" officeooo:paragraph-rsid="00290c9b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Courier 10 Pitch" fo:font-size="10pt" fo:font-weight="bold" officeooo:rsid="0028f465" officeooo:paragraph-rsid="0028f465" style:font-size-asian="10pt" style:font-weight-asian="bold" style:font-size-complex="10pt" style:font-weight-complex="bold"/>
    </style:style>
    <style:style style:name="P39" style:family="paragraph" style:parent-style-name="Table_20_Contents">
      <style:text-properties style:font-name="Courier 10 Pitch" fo:font-size="10pt" fo:font-weight="bold" officeooo:rsid="00290c9b" officeooo:paragraph-rsid="00290c9b" style:font-size-asian="10pt" style:font-weight-asian="bold" style:font-size-complex="10pt" style:font-weight-complex="bold"/>
    </style:style>
    <style:style style:name="P40" style:family="paragraph" style:parent-style-name="Table_20_Contents">
      <style:text-properties fo:color="#000000" style:font-name="Courier 10 Pitch" fo:font-size="10pt" fo:font-weight="normal" officeooo:rsid="001a1a61" officeooo:paragraph-rsid="001df528" style:font-size-asian="10pt" style:font-weight-asian="normal" style:font-size-complex="10pt" style:font-weight-complex="normal"/>
    </style:style>
    <style:style style:name="P41" style:family="paragraph" style:parent-style-name="Table_20_Contents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2eeb" officeooo:paragraph-rsid="001a6c8c" style:text-blinking="false" fo:background-color="transparent" style:font-size-asian="10pt" style:font-size-complex="10pt"/>
    </style:style>
    <style:style style:name="P42" style:family="paragraph" style:parent-style-name="Table_20_Contents">
      <style:text-properties fo:font-variant="normal" fo:text-transform="none" fo:color="#000000" style:text-line-through-style="none" style:text-line-through-type="none" style:font-name="Avant Garde Gothic1" fo:font-size="12pt" fo:font-style="normal" style:text-underline-style="none" fo:font-weight="normal" officeooo:rsid="001c62e4" officeooo:paragraph-rsid="001df528" style:text-blinking="false" fo:background-color="transparent" style:font-size-asian="12pt" style:font-size-complex="12pt"/>
    </style:style>
    <style:style style:name="P43" style:family="paragraph" style:parent-style-name="Table_20_Contents">
      <style:text-properties style:font-name="Avant Garde Gothic" fo:font-size="9pt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Avant Garde Gothic" fo:font-size="9pt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Avant Garde Gothic" fo:font-size="9pt" officeooo:rsid="002cd735" officeooo:paragraph-rsid="002cd735" style:font-size-asian="9pt" style:font-size-complex="9pt"/>
    </style:style>
    <style:style style:name="P46" style:family="paragraph" style:parent-style-name="Table_20_Contents">
      <style:text-properties style:font-name="Avant Garde Gothic" fo:font-size="9pt" officeooo:rsid="002cd735" officeooo:paragraph-rsid="002cd735" style:font-size-asian="9pt" style:font-size-complex="9pt"/>
    </style:style>
    <style:style style:name="P47" style:family="paragraph" style:parent-style-name="Table_20_Contents">
      <style:text-properties officeooo:rsid="002dd310" officeooo:paragraph-rsid="002dd310"/>
    </style:style>
    <style:style style:name="P48" style:family="paragraph" style:parent-style-name="Table_20_Contents">
      <style:text-properties officeooo:rsid="002f1baa" officeooo:paragraph-rsid="002f1baa"/>
    </style:style>
    <style:style style:name="P49" style:family="paragraph" style:parent-style-name="Table_20_Contents">
      <style:text-properties officeooo:rsid="002fbaba" officeooo:paragraph-rsid="002fbaba"/>
    </style:style>
    <style:style style:name="P50" style:family="paragraph" style:parent-style-name="Table_20_Contents">
      <style:text-properties officeooo:rsid="0030a84f" officeooo:paragraph-rsid="0030a84f"/>
    </style:style>
    <style:style style:name="P51" style:family="paragraph" style:parent-style-name="Table_20_Contents">
      <style:text-properties officeooo:paragraph-rsid="0026da17"/>
    </style:style>
    <style:style style:name="P52" style:family="paragraph" style:parent-style-name="Table_20_Contents">
      <style:text-properties officeooo:rsid="00491f3c" officeooo:paragraph-rsid="00491f3c"/>
    </style:style>
    <style:style style:name="P53" style:family="paragraph" style:parent-style-name="Table_20_Contents">
      <style:text-properties officeooo:rsid="00491f3c" officeooo:paragraph-rsid="00493094"/>
    </style:style>
    <style:style style:name="P54" style:family="paragraph" style:parent-style-name="Standard">
      <style:paragraph-properties fo:text-align="center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55" style:family="paragraph" style:parent-style-name="Standard">
      <style:text-properties style:font-name="Avant Garde Gothic1" fo:font-size="12pt" fo:font-weight="bold" officeooo:paragraph-rsid="00235418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Avant Garde Gothic1" fo:font-size="12pt" fo:font-weight="bold" fo:background-color="#ffffff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58" style:family="paragraph" style:parent-style-name="Standard">
      <style:text-properties style:font-name="Avant Garde Gothic1" fo:font-size="12pt" fo:font-weight="normal" officeooo:rsid="0023ab5b" officeooo:paragraph-rsid="0023ab5b" fo:background-color="#ffffff" style:font-size-asian="12pt" style:font-weight-asian="normal" style:font-size-complex="12pt" style:font-weight-complex="normal"/>
    </style:style>
    <style:style style:name="P59" style:family="paragraph" style:parent-style-name="Standard">
      <style:text-properties style:font-name="Avant Garde Gothic1" fo:font-size="12pt" fo:font-weight="normal" officeooo:rsid="00235418" officeooo:paragraph-rsid="00491f3c" fo:background-color="#ffffff" style:font-size-asian="12pt" style:font-weight-asian="normal" style:font-size-complex="12pt" style:font-weight-complex="normal"/>
    </style:style>
    <style:style style:name="P60" style:family="paragraph" style:parent-style-name="Standard"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P61" style:family="paragraph" style:parent-style-name="Standard">
      <style:text-properties style:font-name="Avant Garde Gothic1" fo:font-size="12pt" fo:font-weight="normal" officeooo:rsid="0023ab5b" officeooo:paragraph-rsid="0023ab5b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Avant Garde Gothic1" fo:font-size="12pt" fo:font-style="normal" fo:font-weight="normal" officeooo:paragraph-rsid="00416845" fo:background-color="#ffffff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text-properties style:font-name="Avant Garde Gothic1" fo:font-size="12pt" fo:font-style="normal" fo:font-weight="normal" officeooo:paragraph-rsid="003d53c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text-properties style:font-name="Avant Garde Gothic1" fo:font-size="12pt" fo:font-style="normal" fo:font-weight="normal" officeooo:paragraph-rsid="0043bee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text-properties style:font-name="Avant Garde Gothic1" fo:font-size="12pt" fo:font-style="normal" fo:font-weight="normal" officeooo:paragraph-rsid="0028387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text-properties style:font-name="Avant Garde Gothic1" fo:font-size="12pt" fo:font-style="normal" fo:font-weight="normal" officeooo:rsid="00491f3c" officeooo:paragraph-rsid="00491f3c" fo:background-color="#ffffff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text-properties style:font-name="Avant Garde Gothic1" fo:font-size="10pt" fo:font-weight="normal" style:font-size-asian="10pt" style:font-weight-asian="normal" style:font-size-complex="10pt" style:font-weight-complex="normal"/>
    </style:style>
    <style:style style:name="P69" style:family="paragraph" style:parent-style-name="Standard">
      <style:text-properties style:font-name="Avant Garde Gothic1" fo:font-size="10pt" fo:font-weight="normal" officeooo:rsid="0015ae77" officeooo:paragraph-rsid="0015ae77" style:font-size-asian="10pt" style:font-weight-asian="normal" style:font-size-complex="10pt" style:font-weight-complex="normal"/>
    </style:style>
    <style:style style:name="P70" style:family="paragraph" style:parent-style-name="Standard">
      <style:text-properties style:font-name="Avant Garde Gothic1" fo:font-size="10pt" fo:font-style="normal" fo:font-weight="normal" officeooo:paragraph-rsid="00493094" fo:background-color="#ffffff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text-properties style:font-name="Avant Garde Gothic1" fo:font-size="14pt" fo:font-weight="bold" style:font-size-asian="14pt" style:font-weight-asian="bold" style:font-size-complex="14pt" style:font-weight-complex="bold"/>
    </style:style>
    <style:style style:name="P72" style:family="paragraph" style:parent-style-name="Standard">
      <style:text-properties style:font-name="Avant Garde Gothic1" fo:font-size="14pt" fo:font-weight="bold" officeooo:rsid="0015ae77" officeooo:paragraph-rsid="0015ae77" style:font-size-asian="14pt" style:font-weight-asian="bold" style:font-size-complex="14pt" style:font-weight-complex="bold"/>
    </style:style>
    <style:style style:name="P73" style:family="paragraph" style:parent-style-name="Standard">
      <style:text-properties style:font-name="Avant Garde Gothic1" fo:font-size="14pt" fo:font-weight="bold" officeooo:paragraph-rsid="0015ae77" style:font-size-asian="14pt" style:font-weight-asian="bold" style:font-size-complex="14pt" style:font-weight-complex="bold"/>
    </style:style>
    <style:style style:name="P74" style:family="paragraph" style:parent-style-name="Standard">
      <style:text-properties style:font-name="Avant Garde Gothic1" fo:font-size="14pt" fo:font-weight="bold" officeooo:paragraph-rsid="00182eeb" style:font-size-asian="14pt" style:font-weight-asian="bold" style:font-size-complex="14pt" style:font-weight-complex="bold"/>
    </style:style>
    <style:style style:name="P75" style:family="paragraph" style:parent-style-name="Standard">
      <style:text-properties style:font-name="Avant Garde Gothic1" fo:font-size="14pt" fo:font-weight="bold" fo:background-color="#ffffff" style:font-size-asian="14pt" style:font-weight-asian="bold" style:font-size-complex="14pt" style:font-weight-complex="bold"/>
    </style:style>
    <style:style style:name="P76" style:family="paragraph" style:parent-style-name="Standard">
      <style:text-properties style:font-name="Courier 10 Pitch" fo:font-size="12pt" fo:font-weight="normal" fo:background-color="#e6e6e6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Courier 10 Pitch" fo:font-size="10pt" fo:font-style="normal" fo:font-weight="normal" officeooo:rsid="00235418" officeooo:paragraph-rsid="002dd31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text-properties style:font-name="Courier 10 Pitch" fo:font-size="10pt" fo:font-style="normal" fo:font-weight="normal" officeooo:rsid="00235418" officeooo:paragraph-rsid="002f1ba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text-properties style:font-name="Courier 10 Pitch" fo:font-size="10pt" fo:font-style="normal" fo:font-weight="normal" officeooo:rsid="00235418" officeooo:paragraph-rsid="002fbab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text-properties style:font-name="Courier 10 Pitch" fo:font-size="10pt" fo:font-style="normal" fo:font-weight="normal" officeooo:rsid="002fbaba" officeooo:paragraph-rsid="002fbab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text-properties style:font-name="Courier 10 Pitch" fo:font-size="10pt" fo:font-style="normal" fo:font-weight="normal" fo:background-color="#e6e6e6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text-properties style:font-name="Courier 10 Pitch" fo:font-size="10pt" fo:font-style="normal" fo:font-weight="normal" officeooo:paragraph-rsid="00493094" fo:background-color="#e6e6e6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text-properties style:font-name="Courier 10 Pitch" officeooo:paragraph-rsid="0023ab5b"/>
    </style:style>
    <style:style style:name="P84" style:family="paragraph" style:parent-style-name="Standard">
      <style:text-properties officeooo:paragraph-rsid="00235418"/>
    </style:style>
    <style:style style:name="P85" style:family="paragraph" style:parent-style-name="Standard">
      <style:text-properties officeooo:paragraph-rsid="0023ab5b"/>
    </style:style>
    <style:style style:name="P86" style:family="paragraph" style:parent-style-name="Standard">
      <style:text-properties officeooo:paragraph-rsid="0028387e"/>
    </style:style>
    <style:style style:name="P87" style:family="paragraph" style:parent-style-name="Standard">
      <style:text-properties officeooo:paragraph-rsid="0031c59e"/>
    </style:style>
    <style:style style:name="P88" style:family="paragraph" style:parent-style-name="Standard">
      <style:paragraph-properties fo:text-align="start" style:justify-single-word="false"/>
      <style:text-properties officeooo:paragraph-rsid="00235418"/>
    </style:style>
    <style:style style:name="P89" style:family="paragraph" style:parent-style-name="Standard">
      <style:text-properties officeooo:paragraph-rsid="00491f3c"/>
    </style:style>
    <style:style style:name="P90" style:family="paragraph" style:parent-style-name="Footer">
      <style:text-properties style:font-name="Avant Garde Gothic" fo:font-size="10pt" style:font-size-asian="10pt" style:font-size-complex="10pt"/>
    </style:style>
    <style:style style:name="P91" style:family="paragraph" style:parent-style-name="Standard">
      <style:paragraph-properties fo:margin-left="2.501cm" fo:margin-right="0cm" fo:text-indent="0cm" style:auto-text-indent="false"/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margin-left="2.501cm" fo:margin-right="0cm" fo:text-indent="0cm" style:auto-text-indent="false"/>
      <style:text-properties style:use-window-font-color="true" style:font-name="Avant Garde Gothic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93" style:family="paragraph" style:parent-style-name="Standard">
      <style:paragraph-properties fo:margin-left="2.501cm" fo:margin-right="0cm" fo:text-indent="0cm" style:auto-text-indent="false"/>
      <style:text-properties style:use-window-font-color="true" style:font-name="Avant Garde Gothic1" fo:font-size="10pt" fo:font-style="italic" fo:font-weight="normal" officeooo:rsid="0026da17" officeooo:paragraph-rsid="0026da17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9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style:use-window-font-color="true" style:font-name="Avant Garde Gothic1" fo:font-size="10pt" fo:font-style="italic" fo:font-weight="normal" officeooo:paragraph-rsid="004295d2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95" style:family="paragraph" style:parent-style-name="Text_20_body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text-indent="0cm" style:auto-text-indent="false"/>
      <style:text-properties officeooo:paragraph-rsid="0023ab5b"/>
    </style:style>
    <style:style style:name="P9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vant Garde Gothic1" fo:font-size="10pt" fo:font-style="italic" fo:font-weight="normal" officeooo:paragraph-rsid="002dd310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9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vant Garde Gothic1" fo:font-size="10pt" fo:font-style="italic" fo:font-weight="normal" officeooo:paragraph-rsid="002f1baa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9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vant Garde Gothic1" fo:font-size="10pt" fo:font-style="italic" fo:font-weight="normal" officeooo:paragraph-rsid="002fbaba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use-window-font-color="true" style:font-name="Avant Garde Gothic1" fo:font-size="10pt" fo:font-style="italic" fo:font-weight="normal" officeooo:rsid="00235418" officeooo:paragraph-rsid="0031c59e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/>
      <style:text-properties style:font-name="Avant Garde Gothic1" fo:font-size="12pt" fo:font-weight="normal" officeooo:paragraph-rsid="0023ab5b" fo:background-color="#ffffff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cm" fo:margin-right="0cm" fo:text-indent="0cm" style:auto-text-indent="false"/>
      <style:text-properties style:font-name="Courier 10 Pitch" officeooo:paragraph-rsid="0023ab5b"/>
    </style:style>
    <style:style style:name="P103" style:family="paragraph" style:parent-style-name="Table_20_Contents">
      <style:paragraph-properties fo:margin-top="0cm" fo:margin-bottom="0cm" style:contextual-spacing="false"/>
      <style:text-properties style:font-name="Avant Garde Gothic1" fo:font-size="12pt" officeooo:paragraph-rsid="00182eeb" style:font-size-asian="12pt" style:font-size-complex="12pt"/>
    </style:style>
    <style:style style:name="P104" style:family="paragraph" style:parent-style-name="Table_20_Contents">
      <style:paragraph-properties fo:margin-top="0cm" fo:margin-bottom="0cm" style:contextual-spacing="false"/>
      <style:text-properties style:font-name="Courier 10 Pitch" fo:font-size="10pt" officeooo:paragraph-rsid="00182eeb" style:font-size-asian="10pt" style:font-size-complex="10pt"/>
    </style:style>
    <style:style style:name="P105" style:family="paragraph" style:parent-style-name="Table_20_Contents">
      <style:paragraph-properties fo:margin-top="0cm" fo:margin-bottom="0.212cm" style:contextual-spacing="false"/>
      <style:text-properties style:font-name="Avant Garde Gothic1" fo:font-size="12pt" officeooo:paragraph-rsid="00182eeb" style:font-size-asian="12pt" style:font-size-complex="12pt"/>
    </style:style>
    <style:style style:name="P106" style:family="paragraph" style:parent-style-name="Table_20_Contents">
      <style:paragraph-properties fo:margin-top="0cm" fo:margin-bottom="0.212cm" style:contextual-spacing="false"/>
      <style:text-properties officeooo:paragraph-rsid="00182eeb"/>
    </style:style>
    <style:style style:name="P107" style:family="paragraph" style:parent-style-name="Preformatted_20_Text">
      <style:paragraph-properties fo:margin-top="0cm" fo:margin-bottom="0.212cm" style:contextual-spacing="false"/>
      <style:text-properties officeooo:paragraph-rsid="00182eeb"/>
    </style:style>
    <style:style style:name="P108" style:family="paragraph" style:parent-style-name="Standard">
      <style:paragraph-properties fo:margin-left="2.702cm" fo:margin-right="0cm" fo:text-indent="0cm" style:auto-text-indent="false"/>
      <style:text-properties style:font-name="Courier 10 Pitch" fo:font-size="10pt" fo:font-weight="normal" fo:background-color="#ffffff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2.702cm" fo:margin-right="0cm" fo:text-indent="0cm" style:auto-text-indent="false"/>
      <style:text-properties style:font-name="Courier 10 Pitch" fo:font-size="10pt" fo:font-weight="normal" officeooo:paragraph-rsid="0023ab5b" fo:background-color="#ffffff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2.702cm" fo:margin-right="0cm" fo:text-indent="0cm" style:auto-text-indent="false"/>
      <style:text-properties style:font-name="Courier 10 Pitch" fo:font-size="10pt" fo:font-weight="bold" fo:background-color="#ffffff" style:font-size-asian="10pt" style:font-weight-asian="bold" style:font-size-complex="10pt" style:font-weight-complex="bold"/>
    </style:style>
    <style:style style:name="P111" style:family="paragraph" style:parent-style-name="Preformatted_20_Text">
      <style:text-properties style:font-name="Courier 10 Pitch" officeooo:paragraph-rsid="00182eeb"/>
    </style:style>
    <style:style style:name="P112" style:family="paragraph" style:parent-style-name="Preformatted_20_Text">
      <style:text-properties style:font-name="Courier 10 Pitch" fo:font-size="10pt" officeooo:paragraph-rsid="001df528" style:font-size-asian="10pt" style:font-size-complex="10pt"/>
    </style:style>
    <style:style style:name="P113" style:family="paragraph" style:parent-style-name="Preformatted_20_Text">
      <style:text-properties style:font-name="Courier 10 Pitch" fo:font-size="10pt" fo:font-style="normal" fo:font-weight="normal" officeooo:rsid="00235418" officeooo:paragraph-rsid="002fbab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Preformatted_20_Text">
      <style:text-properties fo:font-variant="normal" fo:text-transform="none" fo:color="#000000" style:text-line-through-style="none" style:text-line-through-type="none" style:font-name="Courier 10 Pitch" fo:font-size="10pt" fo:font-style="normal" style:text-underline-style="none" fo:font-weight="normal" officeooo:rsid="00182eeb" officeooo:paragraph-rsid="001a6c8c" style:text-blinking="false" fo:background-color="transparent" style:font-size-asian="10pt" style:font-size-complex="10pt"/>
    </style:style>
    <style:style style:name="P115" style:family="paragraph" style:parent-style-name="Preformatted_20_Text">
      <style:text-properties officeooo:paragraph-rsid="00491f3c"/>
    </style:style>
    <style:style style:name="P116" style:family="paragraph" style:parent-style-name="Preformatted_20_Text">
      <style:paragraph-properties fo:margin-top="0cm" fo:margin-bottom="0.499cm" style:contextual-spacing="false"/>
    </style:style>
    <style:style style:name="P117" style:family="paragraph" style:parent-style-name="Standard" style:list-style-name="L1"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P118" style:family="paragraph" style:parent-style-name="Standard">
      <style:text-properties style:font-name="Avant Garde Gothic1" fo:font-size="12pt" fo:font-style="normal" fo:font-weight="normal" officeooo:paragraph-rsid="003d53c8" fo:background-color="#ffffff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1">
      <style:text-properties style:font-name="Avant Garde Gothic1" fo:font-size="10pt" fo:font-style="normal" fo:font-weight="normal" officeooo:paragraph-rsid="00493094" fo:background-color="#ffffff" style:font-size-asian="10pt" style:font-style-asian="normal" style:font-weight-asian="normal" style:font-size-complex="10pt" style:font-style-complex="normal" style:font-weight-complex="normal"/>
    </style:style>
    <style:style style:name="P120" style:family="paragraph" style:parent-style-name="Standard" style:list-style-name="L1"/>
    <style:style style:name="P121" style:family="paragraph" style:parent-style-name="Standard" style:list-style-name="L1">
      <style:text-properties style:font-name="Courier 10 Pitch"/>
    </style:style>
    <style:style style:name="P122" style:family="paragraph" style:parent-style-name="Standard">
      <style:text-properties style:font-name="Courier 10 Pitch" fo:font-size="10pt" fo:font-weight="normal" officeooo:rsid="00235418" officeooo:paragraph-rsid="0043bee6" fo:background-color="transparent" style:font-size-asian="10pt" style:font-weight-asian="normal" style:font-size-complex="10pt" style:font-weight-complex="normal"/>
    </style:style>
    <style:style style:name="P123" style:family="paragraph" style:parent-style-name="Standard" style:list-style-name="L1">
      <style:text-properties style:font-name="Courier 10 Pitch" fo:font-size="10pt" fo:font-style="normal" fo:font-weight="normal" fo:background-color="#e6e6e6" style:font-size-asian="10pt" style:font-style-asian="normal" style:font-weight-asian="normal" style:font-size-complex="10pt" style:font-style-complex="normal" style:font-weight-complex="normal"/>
    </style:style>
    <style:style style:name="P124" style:family="paragraph" style:parent-style-name="Standard" style:list-style-name="L1">
      <style:text-properties style:font-name="Courier 10 Pitch" fo:font-size="10pt" fo:font-style="normal" fo:font-weight="normal" officeooo:paragraph-rsid="00493094" fo:background-color="#e6e6e6" style:font-size-asian="10pt" style:font-style-asian="normal" style:font-weight-asian="normal" style:font-size-complex="10pt" style:font-style-complex="normal" style:font-weight-complex="normal"/>
    </style:style>
    <style:style style:name="P125" style:family="paragraph" style:parent-style-name="Standard" style:list-style-name="L2">
      <style:paragraph-properties fo:margin-left="0cm" fo:margin-right="0cm" fo:text-indent="-0.635cm" style:auto-text-indent="false"/>
      <style:text-properties style:font-name="Avant Garde Gothic1" fo:font-size="12pt" fo:font-weight="normal" fo:background-color="#ffffff" style:font-size-asian="12pt" style:font-weight-asian="normal" style:font-size-complex="12pt" style:font-weight-complex="normal"/>
    </style:style>
    <style:style style:name="P126" style:family="paragraph" style:parent-style-name="Standard" style:list-style-name="L2">
      <style:paragraph-properties fo:margin-left="1.251cm" fo:margin-right="0cm" fo:text-indent="-0.635cm" style:auto-text-indent="false"/>
      <style:text-properties style:font-name="Courier 10 Pitch" fo:font-size="10pt" fo:font-weight="normal" fo:background-color="#e6e6e6" style:font-size-asian="10pt" style:font-weight-asian="normal" style:font-size-complex="10pt" style:font-weight-complex="normal"/>
    </style:style>
    <style:style style:name="P127" style:family="paragraph" style:parent-style-name="Standard" style:list-style-name="L2">
      <style:paragraph-properties fo:margin-left="1.251cm" fo:margin-right="0cm" fo:text-indent="-0.635cm" style:auto-text-indent="false"/>
      <style:text-properties style:font-name="Courier 10 Pitch" fo:font-size="10pt" fo:font-style="normal" fo:font-weight="normal" fo:background-color="#e6e6e6" style:font-size-asian="10pt" style:font-style-asian="normal" style:font-weight-asian="normal" style:font-size-complex="10pt" style:font-style-complex="normal" style:font-weight-complex="normal"/>
    </style:style>
    <style:style style:name="P128" style:family="paragraph" style:parent-style-name="Text_20_body">
      <style:text-properties style:font-name="Avant Garde Gothic1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vant Garde Gothic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vant Garde Gothic1" fo:font-size="12pt" fo:font-weight="normal" officeooo:rsid="00182eeb" style:font-size-asian="12pt" style:font-weight-asian="normal" style:font-size-complex="12pt" style:font-weight-complex="normal"/>
    </style:style>
    <style:style style:name="T4" style:family="text">
      <style:text-properties style:font-name="Avant Garde Gothic1" fo:font-size="12pt" fo:font-weight="normal" fo:background-color="#ffffff" loext:char-shading-value="0" style:font-size-asian="12pt" style:font-weight-asian="normal" style:font-size-complex="12pt" style:font-weight-complex="normal"/>
    </style:style>
    <style:style style:name="T5" style:family="text">
      <style:text-properties style:font-name="Avant Garde Gothic1" fo:font-size="12pt" fo:font-weight="normal" officeooo:rsid="0023ab5b" fo:background-color="#ffffff" loext:char-shading-value="0" style:font-size-asian="12pt" style:font-weight-asian="normal" style:font-size-complex="12pt" style:font-weight-complex="normal"/>
    </style:style>
    <style:style style:name="T6" style:family="text">
      <style:text-properties style:font-name="Avant Garde Gothic1" fo:font-size="12pt" fo:font-weight="normal" officeooo:rsid="00235418" fo:background-color="#ffffff" loext:char-shading-value="0" style:font-size-asian="12pt" style:font-weight-asian="normal" style:font-size-complex="12pt" style:font-weight-complex="normal"/>
    </style:style>
    <style:style style:name="T7" style:family="text">
      <style:text-properties style:font-name="Avant Garde Gothic1" fo:font-size="12pt" fo:font-weight="normal" officeooo:rsid="00491f3c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style:font-name="Avant Garde Gothic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style:font-name="Avant Garde Gothic1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vant Garde Gothic1" fo:font-size="12pt" fo:font-style="normal" fo:font-weight="normal" officeooo:rsid="0028387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vant Garde Gothic1" fo:font-size="12pt" fo:font-style="normal" fo:font-weight="normal" officeooo:rsid="003d53c8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vant Garde Gothic1" fo:font-size="12pt" fo:font-style="normal" fo:font-weight="normal" officeooo:rsid="003e29b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vant Garde Gothic1" fo:font-size="12pt" fo:font-style="normal" fo:font-weight="normal" officeooo:rsid="00417fcc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vant Garde Gothic1" fo:font-size="12pt" fo:font-style="normal" fo:font-weight="normal" officeooo:rsid="00491f3c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Courier 10 Pitch"/>
    </style:style>
    <style:style style:name="T16" style:family="text">
      <style:text-properties style:font-name="Courier 10 Pitch" fo:background-color="#e6e6e6" loext:char-shading-value="0"/>
    </style:style>
    <style:style style:name="T17" style:family="text">
      <style:text-properties style:font-name="Courier 10 Pitch" officeooo:rsid="00493094" fo:background-color="#e6e6e6" loext:char-shading-value="0"/>
    </style:style>
    <style:style style:name="T18" style:family="text">
      <style:text-properties style:font-name="Courier 10 Pitch" officeooo:rsid="004b2d87" fo:background-color="#e6e6e6" loext:char-shading-value="0"/>
    </style:style>
    <style:style style:name="T19" style:family="text">
      <style:text-properties style:font-name="Courier 10 Pitch" fo:font-size="10pt" fo:font-style="normal" fo:font-weight="normal" officeooo:rsid="0023541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font-name="Courier 10 Pitch" fo:font-size="12pt" fo:font-style="normal" fo:background-color="#e6e6e6" loext:char-shading-value="0" style:font-size-asian="12pt" style:font-style-asian="normal" style:font-size-complex="12pt" style:font-style-complex="normal"/>
    </style:style>
    <style:style style:name="T21" style:family="text">
      <style:text-properties style:font-name="Courier 10 Pitch" fo:font-weight="bold" style:font-weight-asian="bold" style:font-weight-complex="bold"/>
    </style:style>
    <style:style style:name="T22" style:family="text">
      <style:text-properties style:font-name="Courier 10 Pitch" fo:font-weight="bold" officeooo:rsid="003b2e57" style:font-weight-asian="bold" style:font-weight-complex="bold"/>
    </style:style>
    <style:style style:name="T23" style:family="text">
      <style:text-properties officeooo:rsid="0015ae77"/>
    </style:style>
    <style:style style:name="T24" style:family="text">
      <style:text-properties officeooo:rsid="00182eeb"/>
    </style:style>
    <style:style style:name="T25" style:family="text">
      <style:text-properties officeooo:rsid="00278ae0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417fcc" style:font-weight-asian="bold" style:font-weight-complex="bold"/>
    </style:style>
    <style:style style:name="T28" style:family="text">
      <style:text-properties fo:font-weight="bold" officeooo:rsid="001a6c8c" style:font-weight-asian="bold" style:font-weight-complex="bold"/>
    </style:style>
    <style:style style:name="T29" style:family="text">
      <style:text-properties fo:font-weight="bold" officeooo:rsid="00491f3c" style:font-weight-asian="bold" style:font-weight-complex="bold"/>
    </style:style>
    <style:style style:name="T30" style:family="text">
      <style:text-properties style:font-weight-asian="normal" style:font-weight-complex="normal"/>
    </style:style>
    <style:style style:name="T31" style:family="text">
      <style:text-properties officeooo:rsid="001df528"/>
    </style:style>
    <style:style style:name="T32" style:family="text">
      <style:text-properties officeooo:rsid="001e42d3"/>
    </style:style>
    <style:style style:name="T33" style:family="text">
      <style:text-properties officeooo:rsid="00211b5a"/>
    </style:style>
    <style:style style:name="T34" style:family="text">
      <style:text-properties officeooo:rsid="00220f99"/>
    </style:style>
    <style:style style:name="T35" style:family="text">
      <style:text-properties officeooo:rsid="00235418"/>
    </style:style>
    <style:style style:name="T36" style:family="text">
      <style:text-properties officeooo:rsid="0023ab5b"/>
    </style:style>
    <style:style style:name="T37" style:family="text">
      <style:text-properties fo:font-size="12pt" officeooo:rsid="00235418" fo:background-color="#ffffff" loext:char-shading-value="0" style:font-size-asian="12pt" style:font-size-complex="12pt"/>
    </style:style>
    <style:style style:name="T38" style:family="text">
      <style:text-properties fo:font-size="12pt" officeooo:rsid="002cd735" fo:background-color="#ffffff" loext:char-shading-value="0" style:font-size-asian="12pt" style:font-size-complex="12pt"/>
    </style:style>
    <style:style style:name="T39" style:family="text">
      <style:text-properties fo:font-size="12pt" fo:font-weight="normal" officeooo:rsid="0023ab5b" fo:background-color="#ffffff" loext:char-shading-value="0" style:font-size-asian="12pt" style:font-weight-asian="normal" style:font-size-complex="12pt" style:font-weight-complex="normal"/>
    </style:style>
    <style:style style:name="T40" style:family="text">
      <style:text-properties officeooo:rsid="0028387e"/>
    </style:style>
    <style:style style:name="T41" style:family="text">
      <style:text-properties officeooo:rsid="002cd735"/>
    </style:style>
    <style:style style:name="T42" style:family="text">
      <style:text-properties officeooo:rsid="0031c59e"/>
    </style:style>
    <style:style style:name="T43" style:family="text">
      <style:text-properties officeooo:rsid="0032deac"/>
    </style:style>
    <style:style style:name="T44" style:family="text">
      <style:text-properties officeooo:rsid="0037e629"/>
    </style:style>
    <style:style style:name="T45" style:family="text">
      <style:text-properties fo:font-size="10pt" style:font-size-asian="10pt" style:font-size-complex="10pt"/>
    </style:style>
    <style:style style:name="T46" style:family="text">
      <style:text-properties officeooo:rsid="0039bd5a"/>
    </style:style>
    <style:style style:name="T47" style:family="text">
      <style:text-properties officeooo:rsid="003b2e57"/>
    </style:style>
    <style:style style:name="T48" style:family="text">
      <style:text-properties officeooo:rsid="003d1d91"/>
    </style:style>
    <style:style style:name="T49" style:family="text">
      <style:text-properties fo:background-color="#ffffff" loext:char-shading-value="0"/>
    </style:style>
    <style:style style:name="T50" style:family="text">
      <style:text-properties officeooo:rsid="00417fcc" fo:background-color="#ffffff" loext:char-shading-value="0"/>
    </style:style>
    <style:style style:name="T51" style:family="text">
      <style:text-properties officeooo:rsid="00416845" fo:background-color="#ffffff" loext:char-shading-value="0"/>
    </style:style>
    <style:style style:name="T52" style:family="text">
      <style:text-properties officeooo:rsid="004015da"/>
    </style:style>
    <style:style style:name="T53" style:family="text">
      <style:text-properties officeooo:rsid="00416845"/>
    </style:style>
    <style:style style:name="T54" style:family="text">
      <style:text-properties officeooo:rsid="00417fcc"/>
    </style:style>
    <style:style style:name="T55" style:family="text">
      <style:text-properties officeooo:rsid="004295d2"/>
    </style:style>
    <style:style style:name="T56" style:family="text">
      <style:text-properties officeooo:rsid="004015da" fo:background-color="#dddddd" loext:char-shading-value="0"/>
    </style:style>
    <style:style style:name="T57" style:family="text">
      <style:text-properties officeooo:rsid="00476cbe"/>
    </style:style>
    <style:style style:name="T58" style:family="text">
      <style:text-properties officeooo:rsid="00491f3c"/>
    </style:style>
    <style:style style:name="T59" style:family="text">
      <style:text-properties style:font-weight-asian="bold" style:font-weight-complex="bold"/>
    </style:style>
    <style:style style:name="T60" style:family="text">
      <style:text-properties officeooo:rsid="00417fcc" style:font-weight-asian="bold" style:font-weight-complex="bold"/>
    </style:style>
    <style:style style:name="T61" style:family="text">
      <style:text-properties officeooo:rsid="00491f3c" style:font-weight-asian="bold" style:font-weight-complex="bold"/>
    </style:style>
    <style:style style:name="T62" style:family="text">
      <style:text-properties officeooo:rsid="00493094"/>
    </style:style>
    <style:style style:name="T63" style:family="text">
      <style:text-properties officeooo:rsid="004b2d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635cm" text:min-label-width="0.635cm"/>
      </text:list-level-style-number>
      <text:list-level-style-number text:level="3" text:style-name="Numbering_20_Symbols" style:num-suffix="." style:num-format="1">
        <style:list-level-properties text:space-before="1.27cm" text:min-label-width="0.635cm"/>
      </text:list-level-style-number>
      <text:list-level-style-number text:level="4" text:style-name="Numbering_20_Symbols" style:num-suffix="." style:num-format="1">
        <style:list-level-properties text:space-before="1.905cm" text:min-label-width="0.635cm"/>
      </text:list-level-style-number>
      <text:list-level-style-number text:level="5" text:style-name="Numbering_20_Symbols" style:num-suffix="." style:num-format="1">
        <style:list-level-properties text:space-before="2.54cm" text:min-label-width="0.635cm"/>
      </text:list-level-style-number>
      <text:list-level-style-number text:level="6" text:style-name="Numbering_20_Symbols" style:num-suffix="." style:num-format="1">
        <style:list-level-properties text:space-before="3.175cm" text:min-label-width="0.635cm"/>
      </text:list-level-style-number>
      <text:list-level-style-number text:level="7" text:style-name="Numbering_20_Symbols" style:num-suffix="." style:num-format="1">
        <style:list-level-properties text:space-before="3.81cm" text:min-label-width="0.635cm"/>
      </text:list-level-style-number>
      <text:list-level-style-number text:level="8" text:style-name="Numbering_20_Symbols" style:num-suffix="." style:num-format="1">
        <style:list-level-properties text:space-before="4.445cm" text:min-label-width="0.635cm"/>
      </text:list-level-style-number>
      <text:list-level-style-number text:level="9" text:style-name="Numbering_20_Symbols" style:num-suffix="." style:num-format="1">
        <style:list-level-properties text:space-before="5.08cm" text:min-label-width="0.635cm"/>
      </text:list-level-style-number>
      <text:list-level-style-number text:level="10" text:style-name="Numbering_20_Symbols" style:num-suffix="." style:num-format="1">
        <style:list-level-properties text:space-before="5.71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">Título</text:p>
          </table:table-cell>
          <table:table-cell table:style-name="Tabela10.A1" office:value-type="string">
            <text:p text:style-name="P9">Manual Instalação <text:span text:style-name="T32">e-c</text:span>idade<text:span text:style-name="T32">o</text:span>nline2 no Ubuntu Server <text:span text:style-name="T1">12.04 LTS</text:span></text:p>
          </table:table-cell>
        </table:table-row>
        <table:table-row>
          <table:table-cell table:style-name="Tabela10.A1" office:value-type="string">
            <text:p text:style-name="P11">Autor(es)</text:p>
          </table:table-cell>
          <table:table-cell table:style-name="Tabela10.A1" office:value-type="string">
            <text:p text:style-name="P9">Everton Catto Heckler</text:p>
            <text:p text:style-name="P10">Felipe Diefenbach</text:p>
          </table:table-cell>
        </table:table-row>
        <table:table-row>
          <table:table-cell table:style-name="Tabela10.A1" office:value-type="string">
            <text:p text:style-name="P11">Direitos</text:p>
          </table:table-cell>
          <table:table-cell table:style-name="Tabela10.A1" office:value-type="string">
            <text:p text:style-name="P9">DBSeller Serviços de Informática LTDA.</text:p>
          </table:table-cell>
        </table:table-row>
        <table:table-row>
          <table:table-cell table:style-name="Tabela10.A1" office:value-type="string">
            <text:p text:style-name="P11">Data Criação</text:p>
          </table:table-cell>
          <table:table-cell table:style-name="Tabela10.A1" office:value-type="string">
            <text:p text:style-name="P9">12/11/2012</text:p>
          </table:table-cell>
        </table:table-row>
      </table:table>
      <text:p text:style-name="P95"/>
      <text:p text:style-name="P71"><text:span text:style-name="T54">1. </text:span>Revisões</text:p>
      <text:list xml:id="list8995772793116911882" text:style-name="L1">
        <text:list-header>
          <text:p text:style-name="P117"/>
        </text:list-header>
      </text:list>
      <table:table table:name="Tabela15" table:style-name="Tabela15">
        <table:table-column table:style-name="Tabela15.A"/>
        <table:table-column table:style-name="Tabela15.B"/>
        <table:table-column table:style-name="Tabela15.C"/>
        <table:table-row>
          <table:table-cell table:style-name="Tabela15.A1" office:value-type="string">
            <text:p text:style-name="P7">Nro</text:p>
          </table:table-cell>
          <table:table-cell table:style-name="Tabela15.A1" office:value-type="string">
            <text:p text:style-name="P7">Data</text:p>
          </table:table-cell>
          <table:table-cell table:style-name="Tabela15.C1" office:value-type="string">
            <text:p text:style-name="P7">Observações</text:p>
          </table:table-cell>
        </table:table-row>
        <table:table-row>
          <table:table-cell table:style-name="Tabela15.A2" office:value-type="string">
            <text:p text:style-name="P44">1</text:p>
          </table:table-cell>
          <table:table-cell table:style-name="Tabela15.A2" office:value-type="string">
            <text:p text:style-name="P44">20/02/2014</text:p>
          </table:table-cell>
          <table:table-cell table:style-name="Tabela15.C2" office:value-type="string">
            <text:p text:style-name="P43">Criação do documento</text:p>
          </table:table-cell>
        </table:table-row>
        <table:table-row table:style-name="Tabela15.3">
          <table:table-cell table:style-name="Tabela15.A2" office:value-type="string">
            <text:p text:style-name="P45">2</text:p>
          </table:table-cell>
          <table:table-cell table:style-name="Tabela15.A2" office:value-type="string">
            <text:p text:style-name="P45">06/062014</text:p>
          </table:table-cell>
          <table:table-cell table:style-name="Tabela15.C2" office:value-type="string">
            <text:p text:style-name="P46">Atualização completa</text:p>
          </table:table-cell>
        </table:table-row>
      </table:table>
      <text:p text:style-name="P68"/>
      <text:p text:style-name="P68"/>
      <text:p text:style-name="P72">2. Pré-requisitos</text:p>
      <text:p text:style-name="P69"/>
      <text:p text:style-name="P69">Para o funcionamento do sistema de nota fiscal eletrônica é preciso que exista uma instalção completa e funcional do sistema de gestão pública e-cidade em versão compátivel o com a versão do sistema de nota que se deseja instalar. Para tal consulte o portal do software público onde estão disponpiveis as últimas versões compativeis dos respectivos pacotes. Lá é possível obter os pacotes completos e os manuias de instalação dos pacotes.</text:p>
      <text:p text:style-name="P72"/>
      <text:p text:style-name="P72">3. Instalação do sistema operacional</text:p>
      <text:p text:style-name="P60"/>
      <text:p text:style-name="P13"><text:span text:style-name="T23">3</text:span>.1 - Download</text:p>
      <text:p text:style-name="P18">No site http://www.ubuntu.com/getubuntu/download-server existem disponíveis para download a versão 12.04LTS de acordo com a sua arquitetura 32 ou 64 bits.</text:p>
      <text:p text:style-name="P13">Dica: <text:span text:style-name="T1">Se o seu servidor possuir mais de 4GB de memória RAM então instale a versão 64 bits do sistema operacional.</text:span></text:p>
      <text:p text:style-name="P13"/>
      <text:p text:style-name="P13"><text:span text:style-name="T23">3</text:span>.2 - Instalação</text:p>
      <text:p text:style-name="P18">A instalação do Ubuntu Server deve ser padrão. Para maiores informações acessar:</text:p>
      <text:p text:style-name="P18">https://help.ubuntu.com/12.04/serverguide/C/index.html</text:p>
      <text:p text:style-name="P13"/>
      <text:p text:style-name="P13"><text:span text:style-name="T23">3</text:span>.3 – Edição arquivos de configuração</text:p>
      <text:p text:style-name="P23">Sugerimos utilizar o editor “<text:span text:style-name="T58">nano</text:span>” para edição dos arquivos de configuração que serão alterados nessa instalação. Mais informações sobre o “<text:span text:style-name="T58">nano</text:span>” podem ser obtidas em:</text:p>
      <text:p text:style-name="P23"><text:a xlink:type="simple" xlink:href="http://www.nano-editor.org/" text:style-name="Internet_20_link">http://www.nano-editor.org</text:a></text:p>
      <text:p text:style-name="P13"/>
      <text:p text:style-name="P13"><text:soft-page-break/></text:p>
      <text:p text:style-name="P73"><text:span text:style-name="T23">4. </text:span>Instalação Apache 2 <text:span text:style-name="T23">+ php 5.3.X</text:span></text:p>
      <text:p text:style-name="P13"/>
      <text:p text:style-name="P13"><text:span text:style-name="T23">4.1</text:span> - Instalação</text:p>
      <text:p text:style-name="P18">Para instalar o Apache 2 <text:s/><text:span text:style-name="T23">e o php 5.3.x </text:span>basta utilizar a ferramenta apt-get:</text:p>
      <text:p text:style-name="P32">$ sudo apt-get install apache2 <text:span text:style-name="T1">php5 php5-pgsql php5-cli</text:span></text:p>
      <text:p text:style-name="P60"/>
      <text:p text:style-name="P55"><text:span text:style-name="T35">4.2 - </text:span>Habilitando "mod_rewrite" do Apache2</text:p>
      <text:p text:style-name="P61">Habilite o Módulo Rewrite no apache2. Para distribuições Debian like, como o Ubuntu execute o seguinte comando:</text:p>
      <text:p text:style-name="Standard"/>
      <text:list xml:id="list150113909158417" text:continue-numbering="true" text:style-name="L1">
        <text:list-item>
          <text:list>
            <text:list-header>
              <text:p text:style-name="P121">$ <text:span text:style-name="T35">sudo </text:span>a2enmod rewrite</text:p>
            </text:list-header>
          </text:list>
        </text:list-item>
      </text:list>
      <text:p text:style-name="Standard"/>
      <text:p text:style-name="P84">Em seguida altere o conteúdo do <text:span text:style-name="T44">v</text:span>host padão do apache. Para tal edite o arquivo: /etc/apache2/sites-available/default</text:p>
      <text:p text:style-name="P85"><text:tab/></text:p>
      <text:p text:style-name="P83"><text:span text:style-name="T35"><text:tab/>$ </text:span><text:s/>sudo vi /etc/apache2/sites-available/<text:span text:style-name="T36">default</text:span></text:p>
      <text:p text:style-name="P76"/>
      <text:p text:style-name="P58">Remova o conteúdo do arquivo e o substitua pelo seguinte conteúdo.</text:p>
      <text:p text:style-name="P57"/>
      <text:p text:style-name="P108">&lt;VirtualHost *:80&gt; </text:p>
      <text:p text:style-name="P110"><text:tab/>DocumentRoot /var/www/e-cidadeonline2/public</text:p>
      <text:p text:style-name="P110"><text:tab/>SetEnv APPLICATION_ENV "production"</text:p>
      <text:p text:style-name="P110"><text:tab/>&lt;Directory /var/www/e-cidadeonline2&gt;</text:p>
      <text:p text:style-name="P110"><text:tab/><text:tab/>DirectoryIndex index.php</text:p>
      <text:p text:style-name="P110"><text:tab/><text:tab/>AllowOverride All</text:p>
      <text:p text:style-name="P108"><text:tab/><text:tab/>Order allow,deny</text:p>
      <text:p text:style-name="P108"><text:tab/><text:tab/>Allow from all</text:p>
      <text:p text:style-name="P110"><text:tab/>&lt;/Directory&gt;</text:p>
      <text:p text:style-name="P109">&lt;/VirtualHost&gt;</text:p>
      <text:p text:style-name="P101"/>
      <text:p text:style-name="P96"><text:span text:style-name="T5">Feito isso </text:span><text:span text:style-name="T4">Reinicie o apache:</text:span></text:p>
      <text:p text:style-name="P101"><text:tab/></text:p>
      <text:p text:style-name="P102"><text:span text:style-name="T39"><text:tab/>$</text:span> <text:span text:style-name="T36">service </text:span>apache2 <text:span text:style-name="T36">re</text:span>start</text:p>
      <text:list xml:id="list150114901777359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20"/>
                    </text:list-header>
                  </text:list>
                </text:list-item>
              </text:list>
            </text:list-item>
          </text:list>
        </text:list-item>
      </text:list>
      <text:p text:style-name="Standard"/>
      <text:p text:style-name="P74"><text:span text:style-name="T54">5. </text:span>Instalação PostgreSQL 9.2 (sem otimização de performance)</text:p>
      <text:p text:style-name="P14"/>
      <text:p text:style-name="P14"><text:span text:style-name="T54">5.1</text:span> - Preparação</text:p>
      <text:p text:style-name="P19">Para instalar o PostgreSQL 9.2 teremos de utilizar uma ferramenta do <text:span text:style-name="T25">linux</text:span> chamada <text:s/><text:span text:style-name="T24">apt-get,</text:span> que nos prove as últimas atualizações dos pacotes requeridos através de um canal seguro e confiável uma vez que os pacotes são distribuídos pelos mantenedores do <text:span text:style-name="T25">banco de dados postgresql.</text:span></text:p>
      <text:p text:style-name="P31"><text:soft-page-break/></text:p>
      <text:p text:style-name="P105">Em seguida adicione os seguintes repositórios com o comando:</text:p>
      <text:p text:style-name="P107"/>
      <text:p text:style-name="P107"><text:span text:style-name="Source_20_Text">sudo echo “deb http://apt.postgresql.org/pub/repos/apt/ precise-pgdg main” &gt; /tmp/pgdg.list</text:span></text:p>
      <text:p text:style-name="Preformatted_20_Text"/>
      <text:p text:style-name="Preformatted_20_Text"><text:span text:style-name="Source_20_Text">sudo mv /tmp/pgdg.list /etc/apt/sources.list.d/pgdg.list</text:span></text:p>
      <text:p text:style-name="Preformatted_20_Text"/>
      <text:p text:style-name="Preformatted_20_Text"><text:span text:style-name="Source_20_Text">sudo apt-key adv --keyserver keyserver.ubuntu.com --recv ACCC4CF8</text:span></text:p>
      <text:p text:style-name="Preformatted_20_Text"/>
      <text:p text:style-name="P116"><text:span text:style-name="Source_20_Text">sudo apt-get update</text:span></text:p>
      <text:p text:style-name="P106"><text:span text:style-name="Strong_20_Emphasis"><text:span text:style-name="T8">Observações:</text:span></text:span><text:span text:style-name="Strong_20_Emphasis"><text:span text:style-name="T2"> Maiores detalhes sobre a utilização do repositório podem ser encontradas no site </text:span></text:span><text:span text:style-name="Strong_20_Emphasis"><text:span text:style-name="T3">http://www.postgresql.org/download/linux/ubuntu/</text:span></text:span></text:p>
      <text:p text:style-name="P105"/>
      <text:p text:style-name="P14"><text:span text:style-name="T54">5</text:span>.2 – Instalação <text:span text:style-name="T58">e Configuração</text:span></text:p>
      <text:p text:style-name="P19">Para instalar o PostgreSQL 9.2 basta utilizar a ferramenta apt-get:</text:p>
      <text:p text:style-name="P111"/>
      <text:p text:style-name="P111"><text:span text:style-name="Source_20_Text">sudo apt-get -y install postgresql-9.2 postgresql-contrib-9.2</text:span></text:p>
      <text:p text:style-name="Preformatted_20_Text"/>
      <text:p text:style-name="Preformatted_20_Text"><text:span text:style-name="Source_20_Text">sudo pg_dropcluster --stop 9.2 main</text:span></text:p>
      <text:p text:style-name="Preformatted_20_Text"/>
      <text:p text:style-name="P116"><text:span text:style-name="Source_20_Text">sudo pg_createcluster --locale="pt_BR.UTF-8" --lc-collate="pt_BR.UTF-8" -e UTF8 9.2 ecidadeonline2</text:span></text:p>
      <text:p text:style-name="P22"><text:span text:style-name="T27">5.</text:span><text:span text:style-name="T29">3</text:span><text:span text:style-name="T27"> </text:span><text:span text:style-name="T28">Liberar os acessos ao </text:span><text:span text:style-name="T29">C</text:span><text:span text:style-name="T28">luster do PostgreSQL9.2</text:span></text:p>
      <text:p text:style-name="P20"/>
      <text:p text:style-name="P21"><text:span text:style-name="T31">a) </text:span>Modificar todos os parâmetros de autenticação da tag METHOD, para trust:</text:p>
      <text:p text:style-name="P41"/>
      <text:p text:style-name="P114"><text:span text:style-name="Source_20_Text">sudo nano /etc/postgresql/9.2/ecidadeonline2/pg_hba.conf</text:span></text:p>
      <text:p text:style-name="P20"/>
      <text:p text:style-name="P41"># Database administrative login by Unix domain socket </text:p>
      <text:p text:style-name="P41"><text:s text:c="2"/>local<text:tab/>all<text:tab/><text:tab/><text:tab/>postgres<text:tab/><text:tab/><text:tab/><text:tab/><text:span text:style-name="T26">trust</text:span> </text:p>
      <text:p text:style-name="P41"># TYPE<text:tab/>DATABASE<text:tab/><text:tab/>USER<text:tab/><text:tab/>ADDRESS<text:tab/><text:tab/><text:span text:style-name="T30">METHOD</text:span> </text:p>
      <text:p text:style-name="P41"># "local" is for Unix domain socket connections only </text:p>
      <text:p text:style-name="P41"><text:s text:c="2"/>local<text:tab/>all<text:tab/><text:tab/><text:tab/>all<text:tab/><text:tab/><text:tab/><text:tab/><text:tab/><text:span text:style-name="T26">trust</text:span> </text:p>
      <text:p text:style-name="P41"># IPv4 local connections: </text:p>
      <text:p text:style-name="P41"><text:s text:c="2"/>host<text:tab/>all<text:tab/><text:tab/><text:tab/>all<text:tab/><text:tab/>127.0.0.1/32<text:tab/><text:span text:style-name="T26">trust</text:span> </text:p>
      <text:p text:style-name="P41"># IPv6 local connections: </text:p>
      <text:p text:style-name="P41"><text:s text:c="2"/>host<text:tab/>all<text:tab/><text:tab/><text:tab/>all<text:tab/><text:tab/>::1/128 <text:s text:c="10"/><text:span text:style-name="T26">trust</text:span> </text:p>
      <text:p text:style-name="P42"><text:soft-page-break/></text:p>
      <text:p text:style-name="P17"><text:span text:style-name="T60">5.</text:span><text:span text:style-name="T61">4</text:span><text:span text:style-name="T60"> </text:span><text:span text:style-name="T61">Rei</text:span><text:span text:style-name="T59">niciar servidor PostgreSQL</text:span></text:p>
      <text:p text:style-name="P19"/>
      <text:p text:style-name="P112"><text:span text:style-name="Source_20_Text">sudo /etc/init.d/postgresql restart</text:span></text:p>
      <text:p text:style-name="P16"/>
      <text:p text:style-name="P16"/>
      <text:p text:style-name="P103">Após a recriação do cluster o resultado da verificação deve ser o que segue:</text:p>
      <text:p text:style-name="P104"/>
      <text:p text:style-name="P104"/>
      <text:p text:style-name="P104">$ psql -U postgres -h localhost -l</text:p>
      <text:p text:style-name="P6"><text:s/></text:p>
      <text:p text:style-name="P40"><text:s text:c="3"/>Nome <text:s text:c="3"/>| <text:s text:c="2"/>Dono <text:s text:c="2"/>| Codificação | <text:s text:c="2"/>Collate <text:s text:c="2"/>| <text:s text:c="3"/>Ctype <text:s text:c="3"/></text:p>
      <text:p text:style-name="P40">-----------+----------+-------------+-------------+------------- </text:p>
      <text:p text:style-name="P40"><text:s/>postgres <text:s/>| postgres | UTF8 <text:s text:c="7"/>| pt_BR.UTF-8 | pt_BR.UTF-8 </text:p>
      <text:p text:style-name="P40"><text:s/>template0 | postgres | UTF8 <text:s text:c="7"/>| pt_BR.UTF-8 | pt_BR.UTF-8 <text:s/></text:p>
      <text:p text:style-name="P40"><text:s/>template1 | postgres | UTF8 <text:s text:c="7"/>| pt_BR.UTF-8 | pt_BR.UTF-8 </text:p>
      <text:p text:style-name="P33"><text:s text:c="2"/></text:p>
      <text:p text:style-name="P15"><text:span text:style-name="T54">5</text:span>.6 - criando o banco e usuário de acesso ao banco do e-cidadeonline2</text:p>
      <text:p text:style-name="P34"/>
      <text:p text:style-name="P51"><text:span text:style-name="Source_20_Text"><text:span text:style-name="T45">psql -U postgres -c "CREATE ROLE ecidadeonline2 WITH SUPERUSER LOGIN PASSWORD 'ecidadeonline2'"</text:span></text:span></text:p>
      <text:p text:style-name="Preformatted_20_Text"/>
      <text:p text:style-name="P116"><text:span text:style-name="Source_20_Text">psql -U postgres -c "CREATE DATABASE ecidadeonline2 OWNER ecidadeonline2"</text:span></text:p>
      <text:p text:style-name="P34"/>
      <text:p text:style-name="P34"/>
      <text:p text:style-name="P30"><text:span text:style-name="T54">6</text:span> – Configurando o e-cidade para autenticação com o webservice do <text:span text:style-name="T41">e-cidadeonline2</text:span></text:p>
      <text:p text:style-name="P35"/>
      <text:p text:style-name="P24"><text:tab/>Para que o e-cidadeonline2 consiga consumir os dados via webservice do e-cidade é preciso configurar a autenticação do serviço. </text:p>
      <text:p text:style-name="P24"><text:tab/>Nesse caso, você vai precisar de um usuário administrador no sistema e-cidade.</text:p>
      <text:p text:style-name="P24"><text:tab/>Efetue <text:span text:style-name="T46">o </text:span>login no sistema e-cidade com o seu usuário administrador como de costume e acesse a sua instituição base, <text:span text:style-name="T46">n</text:span>ormalmente a prefeitura.</text:p>
      <text:p text:style-name="P4"><text:span text:style-name="T37"><text:tab/>Em seguida acesse a Área: </text:span><text:a xlink:type="simple" xlink:href="db:CONFIGURAÇÂO" text:style-name="Internet_20_link"><text:span text:style-name="T37">DB:CONFIGURAÇ</text:span></text:a><text:a xlink:type="simple" xlink:href="db:CONFIGURAÇÂO" text:style-name="Internet_20_link"><text:span text:style-name="T38">Ã</text:span></text:a><text:a xlink:type="simple" xlink:href="db:CONFIGURAÇÂO" text:style-name="Internet_20_link"><text:span text:style-name="T37">O</text:span></text:a><text:span text:style-name="T37"> &gt; módulo: configurações</text:span></text:p>
      <text:p text:style-name="P24"><text:tab/>Em seguida o menu: Cadastros &gt; Cadastros de acessos ao sistema &gt; Inclusão</text:p>
      <text:p text:style-name="P24"/>
      <text:p text:style-name="P24"><text:soft-page-break/><text:tab/>Nesta tela vamos preencher o seguinte, na aba “Cad. Acesso” informamos:</text:p>
      <text:p text:style-name="P36"/>
      <text:p text:style-name="P36"><text:tab/><text:tab/>Código da Regra: (não de ser preenchido)<text:tab/></text:p>
      <text:p text:style-name="P38"><text:tab/><text:tab/>Data Início: (data inicial da validade do acesso)</text:p>
      <text:p text:style-name="P38"><text:tab/><text:tab/>Hora Início: (hora inicial da validade do acesso) <text:tab/></text:p>
      <text:p text:style-name="P38"><text:tab/><text:tab/>Data Final: (data final da validade do acesso)<text:tab/></text:p>
      <text:p text:style-name="P38"><text:tab/><text:tab/>Hora Final: (hora final da validade do acesso)<text:tab/></text:p>
      <text:p text:style-name="P36"><text:tab/><text:tab/>Cod. Usuário: (não deve ser preenchido) <text:tab/></text:p>
      <text:p text:style-name="P36"><text:tab/><text:tab/>Data Cadastro: (não deve ser preenchido)</text:p>
      <text:p text:style-name="P37"/>
      <text:p text:style-name="P25"><text:tab/>Então clicamos em “Incluir”.</text:p>
      <text:p text:style-name="P25"/>
      <text:p text:style-name="P26">OBS: As datas definidas aqui determinarão o tempo de validade deste acesso. O tempo de acesso determinado fica ao seu <text:span text:style-name="T46">encargo.</text:span> Porém, uma vez expirado este tempo, o e-cidadeonline2 não <text:span text:style-name="T46">conseguirá</text:span> mais <text:span text:style-name="T46">se comunicar com o</text:span> webservice do e-cidade.</text:p>
      <text:p text:style-name="P27"/>
      <text:p text:style-name="P27"><text:tab/>Em seguida clicamos na aba “IP/Máscara” e preenchemos o campo:</text:p>
      <text:p text:style-name="P37"><text:tab/><text:tab/>Código da Regra: <text:tab/>(não deve ser preenchido)</text:p>
      <text:p text:style-name="P5"><text:span text:style-name="T15"><text:tab/><text:tab/></text:span><text:span text:style-name="T21">Máscara do IP: (devemos incluir o </text:span><text:span text:style-name="T22">endereço IP </text:span><text:span text:style-name="T21">do servidor do e-cidadeonline2)</text:span></text:p>
      <text:p text:style-name="P39"/>
      <text:p text:style-name="P26"><text:tab/>Por fim clicamos no botão “Incluir”.</text:p>
      <text:p text:style-name="P26"/>
      <text:p text:style-name="P29"><text:tab/>OBS: O campo “Máscara do IP”, deve <text:span text:style-name="T47">ser preenchido com o endereço IP </text:span>do servidor do e-cidadeonline2 que estará consumindo os serviços do e-cidade. Este acesso pode ser feito via <text:span text:style-name="T47">endereço IP</text:span> de internet (Ex: 201.27.49.32), ou através de uma subrede interna (Ex: 192.168.0.1), para que seja acessível o serviço pelo e-cidadeonline2. </text:p>
      <text:p text:style-name="P28"><text:tab/>O e-cidade deve conter o <text:span text:style-name="T47">endereço IP</text:span> correto de chegada da requisição do e-cidadeonline2. Está opção está <text:span text:style-name="T47">intrinsecamente</text:span> ligada ao <text:span text:style-name="T47">endereço IP </text:span>que fo<text:span text:style-name="T47">i </text:span>configurado no servidor, <text:span text:style-name="T47">e</text:span> pode variar muito dependendo da configuração de cada <text:span text:style-name="T47">instituição.</text:span></text:p>
      <text:p text:style-name="P34"/>
      <text:p text:style-name="P75"><text:span text:style-name="T33">7. </text:span>Instalação do <text:span text:style-name="T34">E-cidadeonline2</text:span></text:p>
      <text:p text:style-name="P57"/>
      <text:p text:style-name="P88"><text:span text:style-name="T54">7.</text:span>1 – Efetue o download dos pacotes <text:span text:style-name="T48">compatíveis</text:span> com a sua versão do e-cidade no Portal do software público. Atualmente a versão em produção é a V010<text:span text:style-name="T58">3</text:span>0<text:span text:style-name="T63">0</text:span>, <text:span text:style-name="T48">compatível</text:span> com a versão 2.3.2<text:span text:style-name="T58">8</text:span> do e-cidade.</text:p>
      <text:p text:style-name="P89"><text:span text:style-name="T6"><text:tab/><text:tab/></text:span></text:p>
      <text:p text:style-name="P59"><text:soft-page-break/><text:s/>Após o download será <text:span text:style-name="T48">preciso</text:span> <text:span text:style-name="T48">descompactar</text:span> o pacote. Para tal execute a seguinte sequência de comandos.</text:p>
      <text:p text:style-name="P122"><text:tab/></text:p>
      <text:p text:style-name="Preformatted_20_Text"/>
      <text:p text:style-name="Preformatted_20_Text"><text:span text:style-name="Source_20_Text">tar -jxvf e-cidadeonline2.completo.tar.bz2</text:span></text:p>
      <text:p text:style-name="Preformatted_20_Text"/>
      <text:p text:style-name="P115"><text:span text:style-name="Source_20_Text">sudo mv e-cidadeonline2.completo /var/www/e-cidadeonline2</text:span></text:p>
      <text:p text:style-name="Preformatted_20_Text"/>
      <text:p text:style-name="Preformatted_20_Text"><text:span text:style-name="Source_20_Text">sudo chown -R </text:span><text:span text:style-name="Source_20_Text"><text:span text:style-name="T62">www-data</text:span></text:span><text:span text:style-name="Source_20_Text">:www-data /var/www/e-cidadeonline2</text:span></text:p>
      <text:p text:style-name="Preformatted_20_Text"/>
      <text:p text:style-name="Preformatted_20_Text"><text:span text:style-name="Source_20_Text">sudo chmod 775 -R /var/www/e-cidadeonline2</text:span></text:p>
      <text:p text:style-name="Preformatted_20_Text"/>
      <text:p text:style-name="P116"><text:span text:style-name="Source_20_Text">sudo rm -rf /var/www/e-cidadeonline2/application/data/Proxy/*</text:span></text:p>
      <text:p text:style-name="P65"/>
      <text:p text:style-name="P86"><text:span text:style-name="T13">7.</text:span><text:span text:style-name="T14">2</text:span><text:span text:style-name="T10"> - </text:span><text:span text:style-name="T9">Configurar os parâmetros do sistema. (Conexão Banco de Dados, E-mail e Webservices). Obs: Alterar onde estiver identificado com {$ … }</text:span></text:p>
      <text:p text:style-name="P66"/>
      <text:p text:style-name="P67">cd <text:span text:style-name="Source_20_Text">/var/www/e-eidadeonline2/application/configs/</text:span></text:p>
      <text:p text:style-name="P89"/>
      <text:p text:style-name="P89"><text:span text:style-name="Source_20_Text">sudo cp application.ini.dist application.ini</text:span></text:p>
      <text:p text:style-name="P89"/>
      <text:p text:style-name="P115"><text:span text:style-name="Source_20_Text">sudo </text:span><text:span text:style-name="Source_20_Text"><text:span text:style-name="T58">nano </text:span></text:span><text:span text:style-name="Source_20_Text">application.ini</text:span></text:p>
      <text:p text:style-name="P89"/>
      <text:p text:style-name="P86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7">"Itens referentes ao banco de dados"</text:p>
          </table:table-cell>
          <table:covered-table-cell/>
        </table:table-row>
        <table:table-row>
          <table:table-cell table:style-name="Table1.A2" office:value-type="string">
            <text:p text:style-name="P77">doctrine.connectionParameters.dbname</text:p>
          </table:table-cell>
          <table:table-cell table:style-name="Table1.B2" office:value-type="string">
            <text:p text:style-name="P47">Nome do banco de dados do e-cidadeonline2 (Ex:. ecidadeonline2)</text:p>
          </table:table-cell>
        </table:table-row>
        <table:table-row>
          <table:table-cell table:style-name="Table1.A2" office:value-type="string">
            <text:p text:style-name="P77">doctrine.connectionParameters.host</text:p>
          </table:table-cell>
          <table:table-cell table:style-name="Table1.B2" office:value-type="string">
            <text:p text:style-name="P47">Endereço do servidor de banco de dados do e-cidadeonline2 (Ex:. localhost)</text:p>
          </table:table-cell>
        </table:table-row>
        <table:table-row>
          <table:table-cell table:style-name="Table1.A2" office:value-type="string">
            <text:p text:style-name="P77">doctrine.connectionParameters.user</text:p>
          </table:table-cell>
          <table:table-cell table:style-name="Table1.B2" office:value-type="string">
            <text:p text:style-name="P47">Nome do usuário do banco de dados do e-cidadeonline2 (Ex:. ecidadeonline2)</text:p>
          </table:table-cell>
        </table:table-row>
        <table:table-row>
          <table:table-cell table:style-name="Table1.A2" office:value-type="string">
            <text:p text:style-name="P77">doctrine.connectionParameters.password</text:p>
          </table:table-cell>
          <table:table-cell table:style-name="Table1.B2" office:value-type="string">
            <text:p text:style-name="P47">Senha do usuário do banco de dados do e-cidadeonline2 (Ex:. ecidadeonline2)</text:p>
          </table:table-cell>
        </table:table-row>
        <table:table-row>
          <table:table-cell table:style-name="Table1.A2" office:value-type="string">
            <text:p text:style-name="P77">doctrine.connectionParameters.port</text:p>
          </table:table-cell>
          <table:table-cell table:style-name="Table1.B2" office:value-type="string">
            <text:p text:style-name="P47">Porta de conexão do servidor do banco de dados do e-cidadeonline2 (Ex:. 5432)</text:p>
          </table:table-cell>
        </table:table-row>
        <table:table-row>
          <table:table-cell table:style-name="Table1.B2" table:number-columns-spanned="2" office:value-type="string">
            <text:p text:style-name="P97">"Item referente a versão do e-cidade compatível"</text:p>
          </table:table-cell>
          <table:covered-table-cell/>
        </table:table-row>
        <table:table-row>
          <table:table-cell table:style-name="Table1.A2" office:value-type="string">
            <text:p text:style-name="P77">ecidadeonline2.versao</text:p>
          </table:table-cell>
          <table:table-cell table:style-name="Table1.B2" office:value-type="string">
            <text:p text:style-name="P48">Tag da versão do e-cidadeonline2 instalada</text:p>
          </table:table-cell>
        </table:table-row>
        <table:table-row>
          <table:table-cell table:style-name="Table1.B2" table:number-columns-spanned="2" office:value-type="string">
            <text:p text:style-name="P98">"Itens referentes aos parâmetros de email"</text:p>
          </table:table-cell>
          <table:covered-table-cell/>
        </table:table-row>
        <table:table-row>
          <table:table-cell table:style-name="Table1.A2" office:value-type="string">
            <text:p text:style-name="P78">resources.mail.transport.host</text:p>
          </table:table-cell>
          <table:table-cell table:style-name="Table1.B2" office:value-type="string">
            <text:p text:style-name="P49">Nome ou ip do servidor smtp da instituição</text:p>
          </table:table-cell>
        </table:table-row>
        <table:table-row>
          <table:table-cell table:style-name="Table1.A2" office:value-type="string">
            <text:p text:style-name="P78">resources.mail.transport.username</text:p>
          </table:table-cell>
          <table:table-cell table:style-name="Table1.B2" office:value-type="string">
            <text:p text:style-name="P49">Nome do usuário de autenticação do servidor smtp da instituição</text:p>
          </table:table-cell>
        </table:table-row>
        <text:soft-page-break/>
        <table:table-row>
          <table:table-cell table:style-name="Table1.A2" office:value-type="string">
            <text:p text:style-name="P78">resources.mail.transport.password</text:p>
          </table:table-cell>
          <table:table-cell table:style-name="Table1.B2" office:value-type="string">
            <text:p text:style-name="P49">Senha do usuário de autenticação do servidor smtp da instituição</text:p>
          </table:table-cell>
        </table:table-row>
        <table:table-row>
          <table:table-cell table:style-name="Table1.A2" office:value-type="string">
            <text:p text:style-name="P80">resources.mail.defaultFrom.email </text:p>
          </table:table-cell>
          <table:table-cell table:style-name="Table1.B2" office:value-type="string">
            <text:p text:style-name="P49">E-mail que aparecerá no campo from das mensagens enviadas pelo e-cidadeonline2</text:p>
          </table:table-cell>
        </table:table-row>
        <table:table-row>
          <table:table-cell table:style-name="Table1.A2" office:value-type="string">
            <text:p text:style-name="P80">resources.mail.defaultFrom.name</text:p>
          </table:table-cell>
          <table:table-cell table:style-name="Table1.B2" office:value-type="string">
            <text:p text:style-name="P49">Nome que aparecerá no campo from das mensagens enviadas pelo e-cidadeonline2</text:p>
          </table:table-cell>
        </table:table-row>
        <table:table-row>
          <table:table-cell table:style-name="Table1.A2" office:value-type="string">
            <text:p text:style-name="P79">resources.mail.transport.port </text:p>
          </table:table-cell>
          <table:table-cell table:style-name="Table1.B2" office:value-type="string">
            <text:p text:style-name="P49">Porta do servidor smtp da instituição</text:p>
          </table:table-cell>
        </table:table-row>
        <table:table-row>
          <table:table-cell table:style-name="Table1.B2" table:number-columns-spanned="2" office:value-type="string">
            <text:p text:style-name="P99">"Itens referentes a conexão do webservice com o sistema ecidade"</text:p>
          </table:table-cell>
          <table:covered-table-cell/>
        </table:table-row>
        <table:table-row>
          <table:table-cell table:style-name="Table1.A2" office:value-type="string">
            <text:p text:style-name="P79">webservice.client.uri</text:p>
          </table:table-cell>
          <table:table-cell table:style-name="Table1.B2" office:value-type="string">
            <text:p text:style-name="P50">Url de acesso ao servidor de Aplicação do e-cidade</text:p>
          </table:table-cell>
        </table:table-row>
        <table:table-row>
          <table:table-cell table:style-name="Table1.A2" office:value-type="string">
            <text:p text:style-name="P79">webservice.client.url</text:p>
          </table:table-cell>
          <table:table-cell table:style-name="Table1.B2" office:value-type="string">
            <text:p text:style-name="P50">Url de acesso ao servidor de Aplicação do e-cidade</text:p>
          </table:table-cell>
        </table:table-row>
        <table:table-row>
          <table:table-cell table:style-name="Table1.A2" office:value-type="string">
            <text:p text:style-name="P79">webservice.client.location</text:p>
          </table:table-cell>
          <table:table-cell table:style-name="Table1.B2" office:value-type="string">
            <text:p text:style-name="P50">Url de acesso ao servidor de Aplicação do e-cidade <text:span text:style-name="T42">mais o caminho para o webservice do e-cidade</text:span></text:p>
          </table:table-cell>
        </table:table-row>
        <table:table-row>
          <table:table-cell table:style-name="Table1.A2" office:value-type="string">
            <text:p text:style-name="P113"><text:span text:style-name="Source_20_Text">webservice.cliente.user</text:span></text:p>
            <text:p text:style-name="P79"/>
          </table:table-cell>
          <table:table-cell table:style-name="Table1.B2" office:value-type="string">
            <text:p text:style-name="P52">Utilizar um hash md5 do id do usuário que criou e regra de acesso no e-cidade</text:p>
            <text:p text:style-name="P52">ex id do usu<text:span text:style-name="T62">á</text:span>rio = 1</text:p>
            <text:p text:style-name="P53">“<text:span text:style-name="T62">c4ca4238a0b923820dcc509a6f75849b”</text:span></text:p>
          </table:table-cell>
        </table:table-row>
        <table:table-row>
          <table:table-cell table:style-name="Table1.B2" table:number-columns-spanned="2" office:value-type="string">
            <text:p text:style-name="P100">"Itens referentes ao serviço de webservice disponibilizado pelo sistema"</text:p>
          </table:table-cell>
          <table:covered-table-cell/>
        </table:table-row>
        <table:table-row>
          <table:table-cell table:style-name="Table1.A2" office:value-type="string">
            <text:p text:style-name="P87">webservice.server.producao = <text:span text:style-name="T19">http://{$URL}/webservice/index/producao</text:span></text:p>
          </table:table-cell>
          <table:table-cell table:style-name="Table1.B2" office:value-type="string">
            <text:p text:style-name="P50">Url de acesso ao servidor de Aplicação do e-cidade <text:span text:style-name="T43">para o ambiente de produção</text:span></text:p>
          </table:table-cell>
        </table:table-row>
      </table:table>
      <text:p text:style-name="P86"/>
      <text:p text:style-name="Standard"><text:span text:style-name="T13">7.</text:span><text:span text:style-name="T11">4 - </text:span><text:span text:style-name="T9">Configurar o</text:span><text:span text:style-name="T12">s</text:span><text:span text:style-name="T9"> arquivo</text:span><text:span text:style-name="T12">s</text:span><text:span text:style-name="T9"> </text:span><text:span text:style-name="T12">WSDL</text:span><text:span text:style-name="T9"> do serviço disponibilizado pelo </text:span><text:span text:style-name="T12">s</text:span><text:span text:style-name="T9">istema.</text:span></text:p>
      <text:p text:style-name="P62"/>
      <text:p text:style-name="P92">“Após abrir os arquivos com os comandos abaixo. Observar as linhas que contenham <text:span text:style-name="T55">'</text:span>{URL}<text:span text:style-name="T55">'</text:span>, nestas deverá ser colocado o caminho correto da url que será disponibilizada aos clientes para consumo do serviço.”</text:p>
      <text:p text:style-name="P92"/>
      <text:p text:style-name="P93">EX: http://<text:span text:style-name="T40">nomeprefeituratop</text:span>/<text:span text:style-name="T20">e-cidadeonline2</text:span>/</text:p>
      <text:p text:style-name="P91"/>
      <text:list xml:id="list150113303234168" text:continue-numbering="true" text:style-name="L1">
        <text:list-item>
          <text:list>
            <text:list-header>
              <text:p text:style-name="P119"><text:span text:style-name="T16">cd /var/www/e-cidadeonline2/public/webservice/wsdlValidations/</text:span><text:line-break/></text:p>
              <text:p text:style-name="P124">cp producao/modelo1.wsdl.dist producao/modelo1.wsdl</text:p>
            </text:list-header>
          </text:list>
        </text:list-item>
      </text:list>
      <text:p text:style-name="P70"/>
      <text:p text:style-name="P70"><text:span text:style-name="T16"><text:tab/>cp </text:span><text:span text:style-name="T18">homologacao</text:span><text:span text:style-name="T16">/modelo1.wsdl.dist </text:span><text:span text:style-name="T17">homologacao</text:span><text:span text:style-name="T16">/modelo1.wsdl</text:span></text:p>
      <text:list xml:id="list150113455551627" text:continue-numbering="true" text:style-name="L1">
        <text:list-item>
          <text:list>
            <text:list-header>
              <text:p text:style-name="P123"/>
              <text:p text:style-name="P123"><text:span text:style-name="T62">sudo nano</text:span> producao/modelo1.wsdl</text:p>
            </text:list-header>
          </text:list>
        </text:list-item>
      </text:list>
      <text:p text:style-name="P81"/>
      <text:p text:style-name="P82"><text:tab/><text:span text:style-name="T62">sudo nano</text:span> <text:span text:style-name="T62">homologacao</text:span>/modelo1.wsdl</text:p>
      <text:p text:style-name="P62"/>
      <text:p text:style-name="P64"/>
      <text:p text:style-name="P64"><text:soft-page-break/></text:p>
      <text:p text:style-name="P71"><text:span text:style-name="T50">8. </text:span><text:span text:style-name="T49">Criar Estrutura do Sistema no Banco de Dados</text:span></text:p>
      <text:p text:style-name="P56"/>
      <text:list xml:id="list5319374475188914166" text:style-name="L2">
        <text:list-header>
          <text:p text:style-name="P125"><text:span text:style-name="T54">8.1 - </text:span>Executar o seguinte comando <text:span text:style-name="T53">para criar a estrutura</text:span>:</text:p>
        </text:list-header>
      </text:list>
      <text:p text:style-name="P57"/>
      <text:list xml:id="list150114909760665" text:continue-numbering="true" text:style-name="L2">
        <text:list-header>
          <text:p text:style-name="P126"># cd /var/www/e-cidadeonline2/ </text:p>
          <text:p text:style-name="P127"># php bin/ruckus.php db:migrate</text:p>
        </text:list-header>
      </text:list>
      <text:p text:style-name="P128"/>
      <text:p text:style-name="P71"><text:span text:style-name="T54">9. </text:span>Glossário </text:p>
      <text:p text:style-name="P7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3">Termo</text:p>
          </table:table-cell>
          <table:table-cell table:style-name="Tabela7.B1" office:value-type="string">
            <text:p text:style-name="P3">Significado</text:p>
          </table:table-cell>
        </table:table-row>
        <table:table-row>
          <table:table-cell table:style-name="Tabela7.A2" office:value-type="string">
            <text:p text:style-name="P8">DBSeller Sistemas</text:p>
          </table:table-cell>
          <table:table-cell table:style-name="Tabela7.B2" office:value-type="string">
            <text:p text:style-name="P8"><text:a xlink:type="simple" xlink:href="http://www.dbseller.com.br/" text:style-name="Internet_20_link">http://www.dbseller.com.br</text:a></text:p>
          </table:table-cell>
        </table:table-row>
        <table:table-row>
          <table:table-cell table:style-name="Tabela7.A2" office:value-type="string">
            <text:p text:style-name="P8">Mod Rewrite</text:p>
          </table:table-cell>
          <table:table-cell table:style-name="Tabela7.B2" office:value-type="string">
            <text:p text:style-name="P8"><text:a xlink:type="simple" xlink:href="http://httpd.apache.org/docs/1.3/mod/mod_rewrite.html" text:style-name="Internet_20_link">http://httpd.apache.org/docs/current/rewrite/</text:a></text:p>
          </table:table-cell>
        </table:table-row>
        <table:table-row>
          <table:table-cell table:style-name="Tabela7.A2" office:value-type="string">
            <text:p text:style-name="P8">Apache 2 </text:p>
          </table:table-cell>
          <table:table-cell table:style-name="Tabela7.B2" office:value-type="string">
            <text:p text:style-name="P8"><text:a xlink:type="simple" xlink:href="http://www.apache.org/" text:style-name="Internet_20_link">http://httpd.apache.org/</text:a></text:p>
          </table:table-cell>
        </table:table-row>
        <table:table-row>
          <table:table-cell table:style-name="Tabela7.A2" office:value-type="string">
            <text:p text:style-name="P8">PHP 5</text:p>
          </table:table-cell>
          <table:table-cell table:style-name="Tabela7.B2" office:value-type="string">
            <text:p text:style-name="P8"><text:a xlink:type="simple" xlink:href="http://www.php.net/" text:style-name="Internet_20_link">http://www.php.net/</text:a></text:p>
          </table:table-cell>
        </table:table-row>
        <table:table-row>
          <table:table-cell table:style-name="Tabela7.A2" office:value-type="string">
            <text:p text:style-name="P8">PostgreSQL 9.2</text:p>
          </table:table-cell>
          <table:table-cell table:style-name="Tabela7.B2" office:value-type="string">
            <text:p text:style-name="P8"><text:a xlink:type="simple" xlink:href="http://www.postgresql.org/" text:style-name="Internet_20_link">http://www.postgresql.org/</text:a></text:p>
          </table:table-cell>
        </table:table-row>
        <table:table-row>
          <table:table-cell table:style-name="Tabela7.A2" office:value-type="string">
            <text:p text:style-name="P8">Ubuntu</text:p>
          </table:table-cell>
          <table:table-cell table:style-name="Tabela7.B2" office:value-type="string">
            <text:p text:style-name="P8"><text:a xlink:type="simple" xlink:href="http://www.postgresql.org/" text:style-name="Internet_20_link">http://www.ubuntu.com/</text:a>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Avant Garde Gothic" svg:font-family="'Avant Garde Gothic'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Avant Garde Gothic1" svg:font-family="'Avant Garde Gothic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5.865cm" style:rel-column-width="20226*"/>
    </style:style>
    <style:style style:name="Tabela1.B" style:family="table-column">
      <style:table-column-properties style:column-width="8.363cm" style:rel-column-width="28843*"/>
    </style:style>
    <style:style style:name="Tabela1.C" style:family="table-column">
      <style:table-column-properties style:column-width="4.775cm" style:rel-column-width="16466*"/>
    </style:style>
    <style:style style:name="Tabela1.1" style:family="table-row">
      <style:table-row-properties style:min-row-height="2.67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style:vertical-align="middle" fo:padding="0.097cm" fo:border="0.05pt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text-align="center" style:justify-single-word="false"/>
      <style:text-properties style:font-name="Avant Garde Gothic1"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MP4" style:family="paragraph" style:parent-style-name="Footer">
      <style:text-properties style:font-name="Avant Garde Gothic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style:shadow="non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draw:frame draw:style-name="Mfr1" draw:name="figura2" text:anchor-type="paragraph" svg:x="0.143cm" svg:y="0.471cm" svg:width="5.182cm" svg:height="1.829cm" draw:z-index="7"><draw:image xlink:href="Pictures/10000000000000B50000003E3D575B44.png" xlink:type="simple" xlink:show="embed" xlink:actuate="onLoad"/></draw:frame></text:p>
            </table:table-cell>
            <table:table-cell table:style-name="Tabela1.B1" office:value-type="string">
              <text:p text:style-name="MP2">Manual Instalação </text:p>
              <text:p text:style-name="MP2">Portal do ECidadeOnline2 no </text:p>
              <text:p text:style-name="MP2">Ubuntu Server 12.04LTS</text:p>
            </table:table-cell>
            <table:table-cell table:style-name="Tabela1.C1" office:value-type="string">
              <text:p text:style-name="MP3">Versão 1.0</text:p>
              <text:p text:style-name="MP1">20/02/2014</text:p>
            </table:table-cell>
          </table:table-row>
        </table:table>
        <text:p text:style-name="Standard"/>
      </style:header>
      <style:footer>
        <text:p text:style-name="MP4"><text:tab/><text:tab/><text:tab/>Página <text:page-number text:select-page="current">6</text:page-number>/<text:page-count>8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09-09-21T15:17:06</meta:creation-date>
    <dc:date>2014-11-07T15:01:13.137418777</dc:date>
    <meta:editing-cycles>358</meta:editing-cycles>
    <meta:editing-duration>P16DT13H3M23S</meta:editing-duration>
    <dc:creator>Dbseller </dc:creator>
    <meta:document-statistic meta:table-count="5" meta:image-count="1" meta:object-count="0" meta:page-count="8" meta:paragraph-count="205" meta:word-count="1427" meta:character-count="10602" meta:non-whitespace-character-count="9202"/>
    <meta:user-defined meta:name="Info 1"/>
    <meta:user-defined meta:name="Info 2"/>
    <meta:user-defined meta:name="Info 3"/>
    <meta:user-defined meta:name="Info 4"/>
    <meta:template xlink:type="simple" xlink:actuate="onRequest" xlink:title="Modelo_Especificacao_Tecnica_Melhoria_v1.0" xlink:href="../../dbseller/.openoffice.org/3/user/template/Modelo_Especificacao_Tecnica_Melhoria_v1.0.ott" meta:date="2009-09-21T15:17:05"/>
  </office:meta>
</office:document-meta>
</file>